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center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style:font-name-asian="Comic Sans MS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fo:font-weight="bold" style:font-weight-asian="bold" style:font-name-complex="Comic Sans MS"/>
    </style:style>
    <style:style style:name="T5" style:family="text">
      <style:text-properties style:font-name="Comic Sans MS" fo:font-weight="normal" style:font-weight-asian="normal" style:font-name-complex="Comic Sans MS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ΑΙΤΗΣΗ<text:tab/><text:tab/><text:tab/><text:tab/><text:tab/><text:tab/><text:tab/><text:tab/></text:p>
      <text:p text:style-name="P1"/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Βαθμός……………………………………………………………………</text:p>
      <text:p text:style-name="P2">Οργανική Θέση……………………………………………………..</text:p>
      <text:p text:style-name="P4">…………………………………………………………………………………</text:p>
      <text:p text:style-name="P2">Θέση που υπηρετώ……………………………………………….</text:p>
      <text:p text:style-name="P4">…………………………………………………………………………………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Standard"><text:span text:style-name="T2">………………………………………………………………………………</text:span><text:span text:style-name="T1">..</text:span></text:p>
      <text:p text:style-name="P2"/>
      <text:p text:style-name="P2"/>
      <text:p text:style-name="P2"/>
      <text:p text:style-name="Standard"><text:span text:style-name="T1">ΘΕΜΑ: Χορήγηση </text:span><text:span text:style-name="T3">ειδικής</text:span><text:span text:style-name="T1"> άδειας αιμοδοσίας.</text:span></text:p>
      <text:p text:style-name="P2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ΗΜΕΡΟΜΗΝΙΑ:…………………………………………………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<text:s text:c="2"/>Δ/νση <text:s/>Δ.Ε. Ν. Ηρακλείου.</text:p>
      <text:p text:style-name="P2">(Δια του κ. Δ/ντή του………………………………………….</text:p>
      <text:p text:style-name="Standard"><text:span text:style-name="T2">………………………………………………………………………………</text:span><text:span text:style-name="T1">.)</text:span></text:p>
      <text:p text:style-name="P2"/>
      <text:p text:style-name="P5"><text:span text:style-name="T1">Παρακαλώ να μου χορηγήσετε </text:span><text:span text:style-name="T3">ειδική</text:span><text:span text:style-name="T4"> </text:span><text:span text:style-name="T1">άδεια αιμοδοσίας, 2</text:span><text:span text:style-name="T4"> ημερών </text:span><text:span text:style-name="T5">από τις..</text:span><text:span text:style-name="T4">........... </text:span><text:span text:style-name="T1"><text:s/>μέχρι και ……………………………..................................... βάσει του άρθρου 50 παρ.5 περί οργανωμένης ομαδικής αιμοδοσίας ή σε πρόσκληση από υπηρεσία αιμοληψίας για <text:s/>την κάλυψη έκτακτης ανάγκης βάσει του Ν.3528/07 (ΦΕΚ 26/9-02-2007 τ.Α΄)</text:span></text:p>
      <text:p text:style-name="P2"><text:soft-page-break/></text:p>
      <text:p text:style-name="P2">Μαζί με την αίτηση να υποβληθεί:</text:p>
      <text:p text:style-name="P2">1. Βεβαίωση του Νοσηλευτικού ιδρύματος στο οποίο πραγματοποιήθηκε η αιμοληψία.</text:p>
      <text:p text:style-name="P2"/>
      <text:p text:style-name="P3"/>
      <text:p text:style-name="P3"/>
      <text:p text:style-name="P3"/>
      <text:p text:style-name="P3"/>
      <text:p text:style-name="P7"><text:span text:style-name="T2">………… </text:span><text:span text:style-name="T1">Αιτ…………………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8.01mm" fo:margin-right="9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>
          <style:column style:rel-width="5499*" fo:start-indent="0mm" fo:end-indent="6.24mm"/>
          <style:column style:rel-width="5443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7-04-16T10:50:00</meta:creation-date>
    <dc:creator>dd2</dc:creator>
    <dc:date>2007-09-19T12:48:00</dc:date>
    <meta:print-date>2007-09-19T11:45:00</meta:print-date>
    <meta:editing-cycles>7</meta:editing-cycles>
    <meta:editing-duration>P23DT22H11M8S</meta:editing-duration>
    <meta:document-statistic meta:table-count="0" meta:image-count="0" meta:object-count="0" meta:page-count="3" meta:paragraph-count="24" meta:word-count="94" meta:character-count="1060" meta:non-whitespace-character-count="977"/>
    <meta:generator>LibreOffice/5.2.7.2$Linux_X86_64 LibreOffice_project/20m0$Build-2</meta:generator>
  </office:meta>
</office:document-meta>
</file>